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var jp-code-font-family" svg:font-family="'var jp-code-font-family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4.</text:span> If the starting points are (3, 3), (2, 2) and (-3, -3), assign and update step are as follow.</text:p>
      <text:p text:style-name="P1"><text:span text:style-name="T2">Iteration 1:</text:span><text:tab/>points (3, 3), (8, 8), (6, 6), (7, 7) are assign to a cluster with centroid (3, 3)</text:p>
      <text:p text:style-name="P1"><text:tab/><text:tab/>points (1, 2), (2, 2) are assign to a cluster with centroid (2, 2)</text:p>
      <text:p text:style-name="P1"><text:tab/><text:tab/>points (-2, -4), (-7, -7), (-3, -3) are assign to a cluster with centroid (-3, -3)</text:p>
      <text:p text:style-name="P1"><text:tab/>updated centroids are (6, 6), (1.5, 2) and (-4, -4.6667)</text:p>
      <text:p text:style-name="P1"><text:span text:style-name="T2">Iteration 2:</text:span><text:tab/>points (8, 8), (6, 6), (7, 7) are assign to a cluster with centroid (6, 6)</text:p>
      <text:p text:style-name="P1"><text:tab/><text:tab/>points (1, 2), (2, 2), (3, 3) are assign to a cluster with centroid (1.5, 2)</text:p>
      <text:p text:style-name="P1"><text:tab/><text:tab/>points (-2, -4), (-7, -7), (-3, -3) are assign to a cluster with centroid (-4, -4.6667)</text:p>
      <text:p text:style-name="P1"><text:tab/>updated centroids are (7, 7), (2, 2.3333) and (-4, -4.66666667)</text:p>
      <text:p text:style-name="P1"><text:span text:style-name="T2">Iteration 3:</text:span><text:tab/>points (8, 8), (6, 6), (7, 7) are assign to a cluster with centroid (6, 6)</text:p>
      <text:p text:style-name="P1"><text:tab/><text:tab/>points (1, 2), (2, 2), (3, 3) are assign to a cluster with centroid (1.5, 2)</text:p>
      <text:p text:style-name="P1"><text:tab/><text:tab/>points (-2, -4), (-7, -7), (-3, -3) are assign to a cluster with centroid (-4, -4.6667)</text:p>
      <text:p text:style-name="P1"><text:tab/>updated centroids are (7, 7), (2, 2.3333) and (-4, -4.66666667)</text:p>
      <text:p text:style-name="P1">Since iteration 2 and 3 are the same, K-Mean is finished.</text:p>
      <text:p text:style-name="P1"/>
      <text:p text:style-name="P1"><text:span text:style-name="T1">T5.</text:span> If the starting points are (-3, -3), (2, 2) and (-7, -7), the result after iteration 1 and 2 are the same as shown below.</text:p>
      <text:p text:style-name="P1"><text:span text:style-name="T2">Iteration 1, 2:</text:span><text:tab/>points (-3, -3), (-2, -4) are assign to a cluster with centroid (-3, -3)</text:p>
      <text:p text:style-name="P1"><text:tab/><text:tab/>points (1, 2), (3, 3), (2, 2), (8, 8), (6, 6), (7, 7) are assign to a cluster with centroid (2, 2)</text:p>
      <text:p text:style-name="P1"><text:tab/><text:tab/>points (-7, -7) are assign to a cluster with centroid (-7, -7)</text:p>
      <text:p text:style-name="P1"><text:tab/>updated centroids are (6, 6), (1.5, 2) and (-4, -4.6667)</text:p>
      <text:p text:style-name="P1">You can notice that this result is different from the result getting from <text:span text:style-name="T1">T4. </text:span><text:span text:style-name="T3">As the set of starting points can affect the clustering result using K-Mean Algorithm.</text:span></text:p>
      <text:p text:style-name="P1"><text:span text:style-name="T3"/></text:p>
      <text:p text:style-name="P2">T6. <text:span text:style-name="T3">Since starting points from </text:span>T4.<text:span text:style-name="T3"> and </text:span>T5.<text:span text:style-name="T3"> yield the different result, we will use cost function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var jp-code-font-family" svg:font-family="'var jp-code-font-family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sit Wajanasara</meta:initial-creator>
    <meta:creation-date>2018-08-31T21:21:39</meta:creation-date>
    <dc:date>2018-08-31T22:34:22</dc:date>
    <dc:creator>Pisit Wajanasara</dc:creator>
    <meta:editing-duration>PT56M12S</meta:editing-duration>
    <meta:editing-cycles>3</meta:editing-cycles>
    <meta:generator>OpenOffice/4.1.5$Unix OpenOffice.org_project/415m1$Build-9789</meta:generator>
    <meta:document-statistic meta:table-count="0" meta:image-count="0" meta:object-count="0" meta:page-count="1" meta:paragraph-count="21" meta:word-count="343" meta:character-count="1789"/>
  </office:meta>
</office:document-meta>
</file>